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1cm" fo:min-width="1.314cm" style:writing-mode="lr-tb" loext:decorative="false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3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0.61cm" fo:min-width="2.886cm" style:writing-mode="lr-tb" loext:decorative="false"/>
      <style:paragraph-properties style:writing-mode="lr-tb"/>
    </style:style>
    <style:style style:name="gr18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fo:min-height="0.712cm" loext:decorative="false"/>
      <style:paragraph-properties style:writing-mode="lr-tb"/>
    </style:style>
    <style:style style:name="gr21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15.877cm" fo:min-width="22.36cm" loext:decorative="false"/>
    </style:style>
    <style:style style:name="gr22" style:family="graphic" style:parent-style-name="standard">
      <style:graphic-properties draw:textarea-horizontal-align="justify" draw:textarea-vertical-align="middle" draw:auto-grow-height="false" fo:min-height="0.61cm" fo:min-width="2.888cm" style:writing-mode="lr-tb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61cm" fo:min-width="1.338cm" style:writing-mode="lr-tb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61cm" fo:min-width="19.296cm" style:writing-mode="lr-tb" loext:decorative="fals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5983b0" loext:opacity="100%" fo:font-style="italic" style:font-style-asian="italic" style:font-style-complex="italic"/>
    </style:style>
    <style:style style:name="P5" style:family="paragraph">
      <loext:graphic-properties draw:fill="none"/>
      <style:paragraph-properties fo:text-align="center"/>
      <style:text-properties fo:font-weight="bold"/>
    </style:style>
    <style:style style:name="T1" style:family="text">
      <style:text-properties fo:color="#5983b0" loext:opacity="100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906cm" svg:height="0.952cm" svg:x="14.216cm" svg:y="15.93cm">
          <text:p text:style-name="P1">shared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1.906cm" svg:height="0.952cm" svg:x="14.202cm" svg:y="13.945cm">
          <text:p text:style-name="P1">rt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1.906cm" svg:height="0.952cm" svg:x="16.462cm" svg:y="13.945cm">
          <text:p text:style-name="P1">rtc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1.906cm" svg:height="0.952cm" svg:x="18.527cm" svg:y="5.648cm">
          <text:p text:style-name="P1">srt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3" draw:id="id13" draw:layer="layout" svg:width="1.906cm" svg:height="0.952cm" svg:x="1.651cm" svg:y="15.913cm">
          <text:p text:style-name="P1">sd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1.906cm" svg:height="0.952cm" svg:x="3.736cm" svg:y="13.908cm">
          <text:p text:style-name="P1">mdns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1.906cm" svg:height="0.952cm" svg:x="5.872cm" svg:y="13.908cm">
          <text:p text:style-name="P1">stun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1.906cm" svg:height="0.952cm" svg:x="7.733cm" svg:y="11.792cm">
          <text:p text:style-name="P1">turn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1.906cm" svg:height="0.952cm" svg:x="9.716cm" svg:y="9.746cm">
          <text:p text:style-name="P1">ice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line-skew="-0.109cm" svg:x1="6.825cm" svg:y1="14.86cm" svg:x2="15.169cm" svg:y2="15.93cm" draw:start-shape="id1" draw:start-glue-point="2" draw:end-shape="id2" draw:end-glue-point="0" svg:d="M6825 14860v427h8344v643" svg:viewBox="0 0 8345 1071">
          <text:p/>
        </draw:connector>
        <draw:connector draw:style-name="gr3" draw:text-style-name="P2" draw:layer="layout" draw:line-skew="-0.154cm" svg:x1="8.686cm" svg:y1="12.744cm" svg:x2="6.825cm" svg:y2="13.908cm" draw:start-shape="id3" draw:start-glue-point="2" draw:end-shape="id1" draw:end-glue-point="0" svg:d="M8686 12744v429h-1861v735" svg:viewBox="0 0 1862 1165">
          <text:p/>
        </draw:connector>
        <draw:connector draw:style-name="gr4" draw:text-style-name="P2" draw:layer="layout" draw:line-skew="0.022cm" svg:x1="10.669cm" svg:y1="10.698cm" svg:x2="8.686cm" svg:y2="11.792cm" draw:start-shape="id4" draw:start-glue-point="2" draw:end-shape="id3" svg:d="M10669 10698v570h-1983v524" svg:viewBox="0 0 1984 1095">
          <text:p/>
        </draw:connector>
        <draw:connector draw:style-name="gr5" draw:text-style-name="P2" draw:layer="layout" draw:line-skew="0.949cm" svg:x1="8.686cm" svg:y1="12.744cm" svg:x2="15.169cm" svg:y2="15.93cm" draw:start-shape="id3" draw:start-glue-point="2" draw:end-shape="id2" draw:end-glue-point="0" svg:d="M8686 12744v2543h6483v643" svg:viewBox="0 0 6484 3187">
          <text:p/>
        </draw:connector>
        <draw:connector draw:style-name="gr6" draw:text-style-name="P2" draw:layer="layout" draw:line-skew="-1.036cm" svg:x1="10.669cm" svg:y1="10.698cm" svg:x2="4.689cm" svg:y2="13.908cm" draw:start-shape="id4" draw:start-glue-point="2" draw:end-shape="id5" svg:d="M10669 10698v570h-5980v2640" svg:viewBox="0 0 5981 3211">
          <text:p/>
        </draw:connector>
        <draw:connector draw:style-name="gr7" draw:text-style-name="P2" draw:layer="layout" draw:line-skew="1.972cm" svg:x1="10.669cm" svg:y1="10.698cm" svg:x2="15.169cm" svg:y2="15.93cm" draw:start-shape="id4" draw:start-glue-point="2" draw:end-shape="id2" draw:end-glue-point="0" svg:d="M10669 10698v4589h4500v643" svg:viewBox="0 0 4501 5233">
          <text:p/>
        </draw:connector>
        <draw:connector draw:style-name="gr8" draw:text-style-name="P2" draw:layer="layout" draw:line-skew="-1.036cm" svg:x1="10.669cm" svg:y1="10.698cm" svg:x2="6.825cm" svg:y2="13.908cm" draw:start-shape="id4" draw:start-glue-point="2" draw:end-shape="id1" draw:end-glue-point="0" svg:d="M10669 10698v570h-3844v2640" svg:viewBox="0 0 3845 3211">
          <text:p/>
        </draw:connector>
        <draw:connector draw:style-name="gr9" draw:text-style-name="P2" draw:layer="layout" draw:line-skew="-0.109cm" svg:x1="4.689cm" svg:y1="14.86cm" svg:x2="15.169cm" svg:y2="15.93cm" draw:start-shape="id5" draw:start-glue-point="2" draw:end-shape="id2" svg:d="M4689 14860v427h10480v643" svg:viewBox="0 0 10481 1071">
          <text:p/>
        </draw:connector>
        <draw:custom-shape draw:style-name="gr1" draw:text-style-name="P1" xml:id="id6" draw:id="id6" draw:layer="layout" svg:width="1.906cm" svg:height="0.952cm" svg:x="11.656cm" svg:y="13.941cm">
          <text:p text:style-name="P1">dtls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" draw:layer="layout" draw:line-skew="-0.125cm" svg:x1="12.609cm" svg:y1="14.893cm" svg:x2="15.169cm" svg:y2="15.93cm" draw:start-shape="id6" draw:start-glue-point="2" draw:end-shape="id2" draw:end-glue-point="0" svg:d="M12609 14893v394h2560v643" svg:viewBox="0 0 2561 1038">
          <text:p/>
        </draw:connector>
        <draw:connector draw:style-name="gr11" draw:text-style-name="P2" draw:layer="layout" svg:x1="15.155cm" svg:y1="14.897cm" svg:x2="15.169cm" svg:y2="15.93cm" draw:start-shape="id7" draw:start-glue-point="2" draw:end-shape="id2" draw:end-glue-point="0" svg:d="M15155 14897v517h14v516" svg:viewBox="0 0 15 1034">
          <text:p/>
        </draw:connector>
        <draw:connector draw:style-name="gr12" draw:text-style-name="P2" draw:layer="layout" draw:line-skew="-0.127cm" svg:x1="17.415cm" svg:y1="14.897cm" svg:x2="15.169cm" svg:y2="15.93cm" draw:start-shape="id8" draw:start-glue-point="2" draw:end-shape="id2" draw:end-glue-point="0" svg:d="M17415 14897v390h-2246v643" svg:viewBox="0 0 2247 1034">
          <text:p/>
        </draw:connector>
        <draw:connector draw:style-name="gr13" draw:text-style-name="P2" draw:layer="layout" draw:line-skew="4.021cm" svg:x1="19.48cm" svg:y1="6.6cm" svg:x2="15.169cm" svg:y2="15.93cm" draw:start-shape="id9" draw:start-glue-point="2" draw:end-shape="id2" draw:end-glue-point="0" svg:d="M19480 6600v8687h-4311v643" svg:viewBox="0 0 4312 9331">
          <text:p/>
        </draw:connector>
        <draw:connector draw:style-name="gr14" draw:text-style-name="P2" draw:layer="layout" draw:line-skew="-0.207cm" svg:x1="19.48cm" svg:y1="6.6cm" svg:x2="15.155cm" svg:y2="13.945cm" draw:start-shape="id9" draw:end-shape="id7" draw:end-glue-point="0" svg:d="M19480 6600v3466h-4325v3879" svg:viewBox="0 0 4326 7346">
          <text:p/>
        </draw:connector>
        <draw:connector draw:style-name="gr15" draw:text-style-name="P2" draw:layer="layout" draw:line-skew="-0.207cm" svg:x1="19.48cm" svg:y1="6.6cm" svg:x2="17.415cm" svg:y2="13.945cm" draw:start-shape="id9" draw:start-glue-point="2" draw:end-shape="id8" draw:end-glue-point="0" svg:d="M19480 6600v3466h-2065v3879" svg:viewBox="0 0 2066 7346">
          <text:p/>
        </draw:connector>
        <draw:custom-shape draw:style-name="gr1" draw:text-style-name="P1" xml:id="id10" draw:id="id10" draw:layer="layout" svg:width="1.906cm" svg:height="0.952cm" svg:x="21.928cm" svg:y="5.649cm">
          <text:p text:style-name="P1">sct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2" draw:layer="layout" draw:line-skew="4.021cm" svg:x1="22.881cm" svg:y1="6.601cm" svg:x2="15.169cm" svg:y2="15.93cm" draw:start-shape="id10" draw:start-glue-point="2" draw:end-shape="id2" draw:end-glue-point="0" svg:d="M22881 6601v8686h-7712v643" svg:viewBox="0 0 7713 9330">
          <text:p/>
        </draw:connector>
        <draw:custom-shape draw:style-name="gr17" draw:text-style-name="P1" xml:id="id11" draw:id="id11" draw:layer="layout" svg:width="3.478cm" svg:height="0.952cm" svg:x="19.829cm" svg:y="3.65cm">
          <text:p text:style-name="P1">datachannel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2" draw:layer="layout" draw:line-skew="-0.061cm" svg:x1="21.568cm" svg:y1="4.602cm" svg:x2="22.881cm" svg:y2="5.649cm" draw:start-shape="id11" draw:start-glue-point="2" draw:end-shape="id10" draw:end-glue-point="0" svg:d="M21568 4602v463h1313v584" svg:viewBox="0 0 1314 1048">
          <text:p/>
        </draw:connector>
        <draw:connector draw:style-name="gr19" draw:text-style-name="P2" draw:layer="layout" draw:line-skew="5.02cm" svg:x1="21.568cm" svg:y1="4.602cm" svg:x2="15.169cm" svg:y2="15.93cm" draw:start-shape="id11" draw:start-glue-point="2" draw:end-shape="id2" draw:end-glue-point="0" svg:d="M21568 4602v10685h-6399v643" svg:viewBox="0 0 6400 11329">
          <text:p/>
        </draw:connector>
        <draw:frame draw:style-name="gr20" draw:text-style-name="P4" draw:layer="layout" svg:width="22.025cm" svg:height="0.962cm" svg:x="1.4cm" svg:y="0.955cm">
          <draw:text-box>
            <text:p text:style-name="P3"><text:span text:style-name="T1">RTC Protocols Crates Dependency Graph</text:span></text:p>
          </draw:text-box>
        </draw:frame>
        <draw:custom-shape draw:style-name="gr21" draw:text-style-name="P2" draw:layer="layout" svg:width="22.86cm" svg:height="16.127cm" svg:x="1.4cm" svg:y="1.0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xml:id="id15" draw:id="id15" draw:layer="layout" svg:width="3.48cm" svg:height="0.952cm" svg:x="15.675cm" svg:y="3.651cm">
          <text:p text:style-name="P1">interceptor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xml:id="id14" draw:id="id14" draw:layer="layout" svg:width="1.93cm" svg:height="0.952cm" svg:x="12.93cm" svg:y="3.652cm">
          <text:p text:style-name="P1">media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xml:id="id12" draw:id="id12" draw:layer="layout" svg:width="19.888cm" svg:height="0.952cm" svg:x="2.67cm" svg:y="1.852cm">
          <text:p text:style-name="P1">rtc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2" draw:layer="layout" draw:line-skew="-2.621cm" svg:x1="12.614cm" svg:y1="2.804cm" svg:x2="2.604cm" svg:y2="15.913cm" draw:start-shape="id12" draw:start-glue-point="2" draw:end-shape="id13" draw:end-glue-point="0" svg:d="M12614 2804v3934h-10010v9175" svg:viewBox="0 0 10011 13110">
          <text:p/>
        </draw:connector>
        <draw:connector draw:style-name="gr11" draw:text-style-name="P2" draw:layer="layout" draw:line-skew="-0.544cm" svg:x1="12.614cm" svg:y1="2.804cm" svg:x2="8.089cm" svg:y2="11.258cm" draw:start-shape="id12" draw:start-glue-point="2" svg:d="M12614 2804v3934h-4525v4520" svg:viewBox="0 0 4526 8455">
          <text:p/>
        </draw:connector>
        <draw:connector draw:style-name="gr11" draw:text-style-name="P2" draw:layer="layout" draw:line-skew="0.462cm" svg:x1="12.614cm" svg:y1="2.804cm" svg:x2="10.669cm" svg:y2="9.746cm" draw:start-shape="id12" draw:start-glue-point="2" draw:end-shape="id4" draw:end-glue-point="0" svg:d="M12614 2804v3934h-1945v3008" svg:viewBox="0 0 1946 6943">
          <text:p/>
        </draw:connector>
        <draw:connector draw:style-name="gr11" draw:text-style-name="P2" draw:layer="layout" draw:line-skew="-2.913cm" svg:x1="12.614cm" svg:y1="2.804cm" svg:x2="12.609cm" svg:y2="13.941cm" draw:start-shape="id12" draw:start-glue-point="2" draw:end-shape="id6" draw:end-glue-point="0" svg:d="M12614 2804v2656h-5v8481" svg:viewBox="0 0 6 11138">
          <text:p/>
        </draw:connector>
        <draw:connector draw:style-name="gr11" draw:text-style-name="P2" draw:layer="layout" draw:line-skew="-0.007cm" svg:x1="12.614cm" svg:y1="2.804cm" svg:x2="13.895cm" svg:y2="3.652cm" draw:start-shape="id12" draw:start-glue-point="2" draw:end-shape="id14" draw:end-glue-point="0" svg:d="M12614 2804v418h1281v430" svg:viewBox="0 0 1282 849">
          <text:p/>
        </draw:connector>
        <draw:connector draw:style-name="gr11" draw:text-style-name="P2" draw:layer="layout" draw:line-skew="-0.006cm" svg:x1="12.614cm" svg:y1="2.804cm" svg:x2="17.415cm" svg:y2="3.651cm" draw:start-shape="id12" draw:start-glue-point="2" draw:end-shape="id15" draw:end-glue-point="0" svg:d="M12614 2804v418h4801v429" svg:viewBox="0 0 4802 848">
          <text:p/>
        </draw:connector>
        <draw:connector draw:style-name="gr11" draw:text-style-name="P2" draw:layer="layout" draw:line-skew="-0.006cm" svg:x1="12.614cm" svg:y1="2.804cm" svg:x2="21.568cm" svg:y2="3.65cm" draw:start-shape="id12" draw:start-glue-point="2" draw:end-shape="id11" draw:end-glue-point="0" svg:d="M12614 2804v418h8954v428" svg:viewBox="0 0 8955 847">
          <text:p/>
        </draw:connector>
        <draw:connector draw:style-name="gr11" draw:text-style-name="P2" draw:layer="layout" svg:x1="17.415cm" svg:y1="4.603cm" svg:x2="17.415cm" svg:y2="13.945cm" draw:start-shape="id15" draw:start-glue-point="2" draw:end-shape="id8" draw:end-glue-point="0" svg:d="M17415 4603v9342" svg:viewBox="0 0 1 9343">
          <text:p/>
        </draw:connector>
        <draw:connector draw:style-name="gr11" draw:text-style-name="P2" xml:id="id16" draw:id="id16" draw:layer="layout" draw:line-skew="-0.325cm" svg:x1="17.415cm" svg:y1="4.603cm" svg:x2="19.497cm" svg:y2="5.675cm" draw:start-shape="id15" draw:start-glue-point="2" svg:d="M17415 4603v462h2082v610" svg:viewBox="0 0 2083 1073">
          <text:p/>
        </draw:connector>
        <draw:connector draw:style-name="gr11" draw:text-style-name="P5" draw:layer="layout" draw:line-skew="-5.153cm" svg:x1="12.614cm" svg:y1="2.804cm" svg:x2="15.155cm" svg:y2="13.945cm" draw:start-shape="id12" draw:start-glue-point="2" draw:end-shape="id7" svg:d="M12614 2804v418h2541v10723" svg:viewBox="0 0 2542 11142">
          <text:p/>
        </draw:connector>
        <draw:connector draw:style-name="gr11" draw:text-style-name="P2" draw:layer="layout" draw:line-skew="-2.953cm" svg:x1="12.614cm" svg:y1="2.804cm" svg:x2="19.497cm" svg:y2="5.675cm" draw:start-shape="id12" draw:start-glue-point="2" draw:end-shape="id16" draw:end-glue-point="3" svg:d="M12614 2804v418h6883v2453" svg:viewBox="0 0 6884 2872">
          <text:p/>
        </draw:connector>
        <draw:connector draw:style-name="gr11" draw:text-style-name="P5" draw:layer="layout" draw:line-skew="1.109cm" svg:x1="13.895cm" svg:y1="4.604cm" svg:x2="15.155cm" svg:y2="13.945cm" draw:start-shape="id14" draw:start-glue-point="2" draw:end-shape="id7" draw:end-glue-point="0" svg:d="M13895 4604v5780h1260v3561" svg:viewBox="0 0 1261 9342">
          <text:p/>
        </draw:connector>
        <draw:connector draw:style-name="gr11" draw:text-style-name="P5" draw:layer="layout" draw:line-skew="5.019cm" svg:x1="13.895cm" svg:y1="4.604cm" svg:x2="15.169cm" svg:y2="15.93cm" draw:start-shape="id14" draw:start-glue-point="2" draw:end-shape="id2" draw:end-glue-point="0" svg:d="M13895 4604v10683h1274v643" svg:viewBox="0 0 1275 11327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.7cm" fo:page-height="18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2T16:17:30.387991836</meta:creation-date>
    <dc:date>2024-03-02T16:40:39.694707913</dc:date>
    <meta:editing-duration>PT56M37S</meta:editing-duration>
    <meta:editing-cycles>15</meta:editing-cycles>
    <meta:generator>LibreOffice/7.6.4.1$Linux_X86_64 LibreOffice_project/60$Build-1</meta:generator>
    <meta:document-statistic meta:object-count="47"/>
  </office:meta>
</office:document-meta>
</file>